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4.2cm" svg:x="5.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9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1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9cm" svg:height="0.9cm" svg:x="6.8cm" svg:y="2.5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0.2cm" svg:y="2.7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.6cm" svg:y="3.6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0.2cm" svg:y="4.9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cm" svg:height="0.9cm" svg:x="6.8cm" svg:y="5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25cm" svg:y1="3.4cm" svg:x2="7.25cm" svg:y2="5cm" draw:start-shape="id1" draw:start-glue-point="8" draw:end-shape="id2" svg:d="m7250 3400v1600" svg:viewBox="0 0 1 1601">
          <text:p/>
        </draw:connector>
        <draw:frame draw:style-name="gr4" draw:text-style-name="P3" draw:layer="layout" svg:width="1.3cm" svg:height="0.645cm" svg:x="6.1cm" svg:y="3.755cm">
          <draw:text-box>
            <text:p text:style-name="P3"><text:span text:style-name="T1">999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14:05:49</dc:date>
    <dc:creator>Ignacio Niesz</dc:creator>
    <meta:editing-duration>PT3M18S</meta:editing-duration>
    <meta:editing-cycles>11</meta:editing-cycles>
    <meta:generator>LibreOffice/3.5$Linux_X86_64 LibreOffice_project/350m1$Build-2</meta:generator>
    <meta:document-statistic meta:object-count="10"/>
  </office:meta>
</office:document-meta>
</file>